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20000003C243099FFA6F0CF49.png" manifest:media-type="image/png"/>
  <manifest:file-entry manifest:full-path="Pictures/10000001000002BF0000004A0431B85DC6EA0945.png" manifest:media-type="image/png"/>
  <manifest:file-entry manifest:full-path="Pictures/10000001000004900000003C6A856ADAAD06457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loext:opacity="100%" style:font-name="Times New Roman" fo:font-size="12pt" fo:font-style="normal" fo:font-weight="normal" officeooo:rsid="00264fe6" officeooo:paragraph-rsid="0027f0ba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Times New Roman" officeooo:rsid="001cc318" officeooo:paragraph-rsid="001cc318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style:font-name="Times New Roman" officeooo:rsid="001cc318" officeooo:paragraph-rsid="001cc318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style:font-name="Times New Roman" officeooo:rsid="002063e8" officeooo:paragraph-rsid="002063e8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style:font-name="Times New Roman" fo:font-weight="bold" officeooo:rsid="001e8482" officeooo:paragraph-rsid="001e8482" style:font-weight-asian="bold" style:font-weight-complex="bold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style:font-name="Times New Roman" fo:font-weight="bold" officeooo:rsid="002063e8" officeooo:paragraph-rsid="002063e8" style:font-weight-asian="bold" style:font-weight-complex="bold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style:font-name="Times New Roman" officeooo:rsid="001e8482" officeooo:paragraph-rsid="001e848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style:font-name="Times New Roman" officeooo:rsid="001e8482" officeooo:paragraph-rsid="00219bfc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style:font-name="Times New Roman" officeooo:rsid="00219bfc" officeooo:paragraph-rsid="00219bfc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style:font-name="Times New Roman" officeooo:rsid="00219bfc" officeooo:paragraph-rsid="00249472"/>
    </style:style>
    <style:style style:name="P11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Times New Roman" officeooo:paragraph-rsid="001b3a6a"/>
    </style:style>
    <style:style style:name="P12" style:family="paragraph" style:parent-style-name="List_20_Paragraph" style:list-style-name="WWNum1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style="normal" fo:font-weight="normal" officeooo:rsid="00180b5d" officeooo:paragraph-rsid="001b3a6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List_20_Paragraph">
      <style:paragraph-properties fo:text-align="start" style:justify-single-word="false"/>
      <style:text-properties style:font-name="Times New Roman" fo:font-size="12pt" fo:font-style="normal" fo:font-weight="normal" officeooo:rsid="00180b5d" officeooo:paragraph-rsid="001b3a6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2pt" fo:font-style="normal" fo:font-weight="normal" officeooo:rsid="00264fe6" officeooo:paragraph-rsid="00264fe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Times New Roman" fo:font-size="12pt" fo:font-style="normal" fo:font-weight="normal" officeooo:rsid="00264fe6" officeooo:paragraph-rsid="0027f0b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2pt" fo:font-style="normal" fo:font-weight="normal" officeooo:rsid="0027f0ba" officeooo:paragraph-rsid="0027f0b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List_20_Paragraph">
      <style:text-properties style:font-name="Times New Roman" officeooo:paragraph-rsid="001b3a6a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style:font-name="Times New Roman" officeooo:paragraph-rsid="001b3a6a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style:font-name="Times New Roman" officeooo:rsid="00249472" officeooo:paragraph-rsid="00249472"/>
    </style:style>
    <style:style style:name="P20" style:family="paragraph" style:parent-style-name="Standard">
      <style:text-properties fo:color="#000000" loext:opacity="100%" style:font-name="Times New Roman" fo:font-size="12pt" fo:font-style="normal" fo:font-weight="normal" officeooo:rsid="000a005d" officeooo:paragraph-rsid="000a005d" style:font-size-asian="12pt" style:font-style-asian="normal" style:font-weight-asian="normal"/>
    </style:style>
    <style:style style:name="P21" style:family="paragraph" style:parent-style-name="Standard">
      <style:text-properties fo:color="#000000" loext:opacity="100%" style:font-name="Times New Roman" fo:font-size="12pt" fo:font-style="normal" fo:font-weight="normal" style:font-size-asian="12pt" style:font-style-asian="normal" style:font-weight-asian="normal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font-name="Times New Roman" fo:font-size="18pt" fo:font-style="normal" fo:font-weight="normal" officeooo:rsid="000ab4d4" officeooo:paragraph-rsid="000ab4d4" style:font-size-asian="18pt" style:font-style-asian="normal" style:font-weight-asian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font-name="Times New Roman" fo:font-size="18pt" fo:font-style="normal" fo:font-weight="normal" officeooo:rsid="000a005d" officeooo:paragraph-rsid="000a005d" style:font-size-asian="18pt" style:font-style-asian="normal" style:font-weight-asian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style="normal" fo:font-weight="bold" officeooo:rsid="000a005d" officeooo:paragraph-rsid="000ab4d4" style:font-size-asian="14pt" style:font-style-asian="normal" style:font-weight-asian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Times New Roman" fo:font-size="14pt" fo:font-style="normal" fo:font-weight="bold" officeooo:rsid="000a005d" officeooo:paragraph-rsid="001b3a6a" style:font-size-asian="14pt" style:font-style-asian="normal" style:font-weight-asian="bold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weight="normal" officeooo:rsid="000ab4d4" officeooo:paragraph-rsid="000ab4d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8863" style:font-weight-asian="bold" style:font-weight-complex="bold"/>
    </style:style>
    <style:style style:name="T3" style:family="text">
      <style:text-properties officeooo:rsid="001ad784"/>
    </style:style>
    <style:style style:name="T4" style:family="text">
      <style:text-properties officeooo:rsid="001b3a6a"/>
    </style:style>
    <style:style style:name="T5" style:family="text">
      <style:text-properties officeooo:rsid="001e8482"/>
    </style:style>
    <style:style style:name="T6" style:family="text">
      <style:text-properties officeooo:rsid="002063e8"/>
    </style:style>
    <style:style style:name="T7" style:family="text">
      <style:text-properties officeooo:rsid="00219bfc"/>
    </style:style>
    <style:style style:name="T8" style:family="text">
      <style:text-properties fo:font-size="12pt" fo:font-style="normal" fo:font-weight="normal" officeooo:rsid="00180b5d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238863"/>
    </style:style>
    <style:style style:name="T10" style:family="text">
      <style:text-properties officeooo:rsid="00249472"/>
    </style:style>
    <style:style style:name="T11" style:family="text">
      <style:text-properties officeooo:rsid="0027f0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Name: David Fantin</text:p>
      <text:p text:style-name="P21">ID: 1525813</text:p>
      <text:p text:style-name="P21">Class: CS 4373</text:p>
      <text:p text:style-name="P21">Date: 1/31/2022</text:p>
      <text:p text:style-name="P22">Chapter <text:span text:style-name="T3">4 and 5</text:span> Programming Assignment</text:p>
      <text:p text:style-name="P23"/>
      <text:p text:style-name="P24"><text:span text:style-name="T10">Problem </text:span><text:span text:style-name="T3">4.3:</text:span></text:p>
      <text:p text:style-name="P26"/>
      <text:list xml:id="list2134192237" text:style-name="WWNum1">
        <text:list-header>
          <text:p text:style-name="P2">Unfortunately I kept running into segmentation errors when compiling the program. <text:span text:style-name="T11">I know where the issues are coming from (see the screenshot below)</text:span> <text:span text:style-name="T11">however </text:span>I could not seem to overcome this issue <text:span text:style-name="T5">when using the pthread_create() method.</text:span> I believe my design should work <text:span text:style-name="T11">though</text:span>, if It wasn’t for <text:span text:style-name="T11">this</text:span> issue.</text:p>
        </text:list-header>
      </text:list>
      <text:p text:style-name="P3"><draw:frame draw:style-name="fr2" draw:name="Image1" text:anchor-type="char" svg:x="0.622in" svg:y="0.1291in" svg:width="5.8583in" svg:height="0.6165in" draw:z-index="0"><draw:image xlink:href="Pictures/10000001000002BF0000004A0431B85DC6EA094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My make-statement:</text:p>
      <text:p text:style-name="P4"/>
      <text:p text:style-name="P4">gcc -Wall -g -pthread -std=c99 4.3-TrapRule.c -o 4.3-TrapRule.o</text:p>
      <text:p text:style-name="P3"/>
      <text:p text:style-name="P5">Semaphore:</text:p>
      <text:p text:style-name="P7"/>
      <text:p text:style-name="P7">At the start of the program I initialized a semaphore (simply called “semaphore”) and before the global sum <text:span text:style-name="T6">was calculated in each thread,</text:span> I simply called sem_wait(), then after the sum was calculated I called sem_post().</text:p>
      <text:p text:style-name="P7"/>
      <text:p text:style-name="P10">Advantage:</text:p>
      <text:p text:style-name="P19">No busy waiting, so this option does not waist system resources.</text:p>
      <text:p text:style-name="P10"/>
      <text:p text:style-name="P10">Disadvantage:</text:p>
      <text:p text:style-name="P19">A bit harder to work with than Mutex or Busy Waiting</text:p>
      <text:p text:style-name="P10"/>
      <text:p text:style-name="P3"/>
      <text:p text:style-name="P6">Busy Waiting:</text:p>
      <text:p text:style-name="P4"/>
      <text:p text:style-name="P4">Busy waiting was very easy, and simply had a while loop before the global sum was calculated that keeps looping until the other threads finished calculating the sum.</text:p>
      <text:p text:style-name="P4"/>
      <text:p text:style-name="P9">Advantage:</text:p>
      <text:p text:style-name="P9">Extremely easy to implement and does not require anything special.</text:p>
      <text:p text:style-name="P9"/>
      <text:p text:style-name="P9">Disadvantage:</text:p>
      <text:p text:style-name="P9">Not as efficient as other options <text:span text:style-name="T9">since busy waiting waists resources.</text:span></text:p>
      <text:p text:style-name="P9"/>
      <text:p text:style-name="P4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Mutex:</text:p>
      <text:p text:style-name="P4"/>
      <text:p text:style-name="P8">At the start of the program I initialized a <text:span text:style-name="T7">mutex</text:span> (simply called “<text:span text:style-name="T7">mutex</text:span>”) <text:span text:style-name="T7">and much like the semaphore method, </text:span>before the global sum <text:span text:style-name="T6">was calculated in each thread,</text:span> I simply <text:span text:style-name="T7">locked the mutex</text:span>, then after the sum was calculated I called <text:span text:style-name="T7">unlocked it</text:span>.</text:p>
      <text:p text:style-name="P3"/>
      <text:p text:style-name="P9">Advantage:</text:p>
      <text:p text:style-name="P19">Extremely easy to implement (a mutex is just a lock).</text:p>
      <text:p text:style-name="P9"/>
      <text:p text:style-name="P9">Disadvantage:</text:p>
      <text:p text:style-name="P19">Causes busy waiting, which waists resources.</text:p>
      <text:list xml:id="list225541434908377" text:continue-numbering="true" text:style-name="WWNum1">
        <text:list-header>
          <text:p text:style-name="P11"/>
          <text:p text:style-name="P12"/>
          <text:p text:style-name="P11"><text:span text:style-name="T2">O</text:span><text:span text:style-name="T1">utput:</text:span> <text:span text:style-name="T9">(Incorrect)</text:span></text:p>
        </text:list-header>
      </text:list>
      <text:p text:style-name="P17"/>
      <text:p text:style-name="P17"><draw:frame draw:style-name="fr1" draw:name="Image3" text:anchor-type="char" svg:width="7.4626in" svg:height="0.3835in" draw:z-index="2"><draw:image xlink:href="Pictures/10000001000004900000003C6A856ADAAD064577.png" xlink:type="simple" xlink:show="embed" xlink:actuate="onLoad" draw:mime-type="image/png"/></draw:frame></text:p>
      <text:p text:style-name="P17"/>
      <text:p text:style-name="P17"/>
      <text:p text:style-name="P18"><text:span text:style-name="T8"/></text:p>
      <text:p text:style-name="P13"/>
      <text:p text:style-name="P25"><text:span text:style-name="T10">Problem </text:span><text:span text:style-name="T4">5</text:span><text:span text:style-name="T3">.</text:span><text:span text:style-name="T4">6:</text:span></text:p>
      <text:p text:style-name="P25"/>
      <text:p text:style-name="P1">My code did not work, and it als<text:span text:style-name="T11">o had a segmentation error fault like the previous question.</text:span></text:p>
      <text:p text:style-name="P25"/>
      <text:p text:style-name="P14">My make-statement:</text:p>
      <text:p text:style-name="P14"/>
      <text:p text:style-name="P14">gcc -Wall -g -fopenmp 5.6-P-C.c -o 5.6-P-C.o</text:p>
      <text:p text:style-name="P14"/>
      <text:p text:style-name="P14">For parallelizing I attempted to use:</text:p>
      <text:p text:style-name="P14"/>
      <text:p text:style-name="P14"># pragma omp parallel num_threads( ) before the producer and consumer methods</text:p>
      <text:p text:style-name="P14"/>
      <text:p text:style-name="P14"/>
      <text:list xml:id="list225541782025784" text:continue-numbering="true" text:style-name="WWNum1">
        <text:list-header>
          <text:p text:style-name="P15"><text:span text:style-name="T2">O</text:span><text:span text:style-name="T1">utput:</text:span> <text:span text:style-name="T9">(Incorrect)</text:span></text:p>
        </text:list-header>
      </text:list>
      <text:p text:style-name="P14"/>
      <text:p text:style-name="P16"><draw:frame draw:style-name="fr2" draw:name="Image2" text:anchor-type="char" svg:x="-0.3602in" svg:y="0in" svg:width="7.7126in" svg:height="0.4173in" draw:z-index="1"><draw:image xlink:href="Pictures/10000001000004520000003C243099FFA6F0CF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5T22:55:40.456000000</dc:date>
    <meta:editing-duration>PT14M9S</meta:editing-duration>
    <meta:editing-cycles>7</meta:editing-cycles>
    <meta:generator>LibreOffice/7.3.0.3$Windows_X86_64 LibreOffice_project/0f246aa12d0eee4a0f7adcefbf7c878fc2238db3</meta:generator>
    <meta:document-statistic meta:table-count="0" meta:image-count="3" meta:object-count="0" meta:page-count="2" meta:paragraph-count="37" meta:word-count="309" meta:character-count="1895" meta:non-whitespace-character-count="1626"/>
  </office:meta>
</office:document-meta>
</file>